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q</mi>
            <mo stretchy="false">˙</mo>
          </mover>
        </mrow>
        <mi>j</mi>
      </msub>
      <mrow>
        <mi/>
        <mo stretchy="false">=</mo>
        <mi/>
      </mrow>
      <mfrac>
        <mrow>
          <mo stretchy="false">∂</mo>
          <mi>H</mi>
        </mrow>
        <mrow>
          <mo stretchy="false">∂</mo>
          <msub>
            <mi>p</mi>
            <mi>j</mi>
          </msub>
        </mrow>
      </mfrac>
      <mi/>
      <mtext> ; </mtext>
      <mi/>
      <msub>
        <mrow>
          <mover accent="true">
            <mi>p</mi>
            <mo stretchy="false">˙</mo>
          </mover>
        </mrow>
        <mi>j</mi>
      </msub>
      <mrow>
        <mi/>
        <mo stretchy="false">=</mo>
        <mrow>
          <mi/>
          <mo stretchy="false">−</mo>
          <mfrac>
            <mrow>
              <mo stretchy="false">∂</mo>
              <mi>H</mi>
            </mrow>
            <mrow>
              <mo stretchy="false">∂</mo>
              <msub>
                <mi>q</mi>
                <mi>j</mi>
              </msub>
            </mrow>
          </mfrac>
        </mrow>
      </mrow>
      <mi/>
      <mtext> ; </mtext>
      <mi/>
      <mi>j</mi>
      <mrow>
        <mi/>
        <mo stretchy="false">=</mo>
        <mi/>
      </mrow>
      <mn>1</mn>
      <mi>,</mi>
      <mo stretchy="false">…</mo>
      <mi>,</mi>
      <mi>s</mi>
    </mrow>
    <annotation encoding="StarMath 5.0">{dot q} _j `=` {partial H} over {partial p_j} `" ; "~
{dot p} _j `=` - {partial H} over {partial q_j} `" ; "~ j `=` 1 , dotslow ,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7:58:42.431000000</meta:creation-date>
    <meta:generator>LibreOffice/4.1.4.2$Windows_x86 LibreOffice_project/0a0440ccc0227ad9829de5f46be37cfb6edcf72</meta:generator>
  </office:meta>
</office:document-meta>
</file>